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e the file "how-it-works.html" in this project as the EXACT visual and styling reference for this page.</text:p>
      <text:p text:style-name="Text_20_body">Use the EXACT same code FOR style and visual treatment from that file for the page design, including EXACT colors, EXACT gradients, EXACT glow effects, EXACT shadows, EXACT depth, EXACT button styling, EXACT background treatment, EXACT typography feel, and EXACT overall premium dark 3D appearance.</text:p>
      <text:p text:style-name="Text_20_body">Use the EXACT same header structure, EXACT layout flow, and EXACT footer structure as in "how-it-works.html".</text:p>
      <text:p text:style-name="Text_20_body">Do NOT create a new design direction. Do NOT simplify or flatten the design. Do NOT approximate anything. Use the EXACT visual system and EXACT design behavior from the How It Works page.</text:p>
      <text:p text:style-name="Text_20_body">Add clean, modern graphics or UI-style visuals only where they improve the page. Use subtle floating or motion effects sparingly. Keep everything polished, premium, and uncluttered.</text:p>
      <text:p text:style-name="Horizontal_20_Line"/>
      <text:p text:style-name="Text_20_body">IMPORTANT:</text:p>
      <text:p text:style-name="Text_20_body">This page is part of a Vercel/GitHub deployed site, not a GoHighLevel-hosted page.</text:p>
      <text:p text:style-name="Text_20_body">Include the official GoHighLevel external tracking script on this page using this EXACT code, placed just before the closing <text:s/>tag:</text:p>
      <text:p text:style-name="Text_20_body">This page will also use an embedded external GoHighLevel widget form.</text:p>
      <text:p text:style-name="Text_20_body">Do NOT recreate the form. Do NOT redesign the form. Do NOT duplicate its internal instructions.</text:p>
      <text:p text:style-name="Text_20_body">Create a clean, visually prominent section for the embedded widget and place the widget embed code in that section.</text:p>
      <text:p text:style-name="Text_20_body">Keep the content above the form minimal and focused.</text:p>
      <text:p text:style-name="Horizontal_20_Line"/>
      <text:p text:style-name="Text_20_body">PAGE CONTENT:</text:p>
      <text:p text:style-name="Text_20_body">Headline: Free Business Research Tool</text:p>
      <text:p text:style-name="Text_20_body">Supporting text above the form:</text:p>
      <text:p text:style-name="Text_20_body">Find out what people see when they search for your business and what may be costing you a lot of business opportunities.</text:p>
      <text:p text:style-name="Text_20_body">See where your visibility stands, where you’re being missed, and some simple things you can do to improve your online presence and get you more customers.</text:p>
      <text:p text:style-name="Horizontal_20_Line"/>
      <text:p text:style-name="Text_20_body">Instructional paragraph above the form:</text:p>
      <text:p text:style-name="Text_20_body"><text:soft-page-break/>If you are a new business or your business doesn't rank well in search engines you may have to use the "Manually Enter Business" option. In the "Website" field you must enter https:// before your URL. Keep your browser window open until the report completes generation.</text:p>
      <text:p text:style-name="Horizontal_20_Line"/>
      <text:p text:style-name="Text_20_body">After this paragraph, place the embedded widget form using this EXACT code in the form section of the page:</text:p>
      <text:p text:style-name="Horizontal_20_Line"/>
      <text:p text:style-name="Text_20_body">Below the form, include ONLY a very small reassurance line:</text:p>
      <text:p text:style-name="Text_20_body">No spam. No pressure. Just useful insight.</text:p>
      <text:p text:style-name="Horizontal_20_Line"/>
      <text:p text:style-name="Text_20_body">Keep this page clean, direct, and conversion-focused.</text:p>
      <text:p text:style-name="Text_20_body">Do NOT add unnecessary sections. Do NOT repeat information already inside the form. Let the form be the main focus of the page.</text:p>
      <text:p text:style-name="Text_20_body">Spacing must feel tight, intentional, and visually polished, especially around the form and footer.</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4T14:59:10.297914200</meta:creation-date>
    <dc:date>2026-04-04T15:00:21.792784200</dc:date>
    <meta:editing-duration>PT1M11S</meta:editing-duration>
    <meta:editing-cycles>1</meta:editing-cycles>
    <meta:document-statistic meta:table-count="0" meta:image-count="0" meta:object-count="0" meta:page-count="2" meta:paragraph-count="25" meta:word-count="417" meta:character-count="2583" meta:non-whitespace-character-count="2190"/>
    <meta:generator>LibreOffice/26.2.1.2$Windows_X86_64 LibreOffice_project/620$Build-2</meta:generator>
  </office:meta>
</office:document-meta>
</file>